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1F32BC9D9CFDE2F6756.png" manifest:media-type="image/png"/>
  <manifest:file-entry manifest:full-path="Pictures/1000000000000521000001E01D706D6F25954ACB.png" manifest:media-type="image/png"/>
  <manifest:file-entry manifest:full-path="Pictures/10000000000002B100000132EEB384CD96E610BA.png" manifest:media-type="image/png"/>
  <manifest:file-entry manifest:full-path="Pictures/10000000000002B8000001419594422C2BEC7109.png" manifest:media-type="image/png"/>
  <manifest:file-entry manifest:full-path="Pictures/100000000000026500000132DE96ADC41D70DA1E.png" manifest:media-type="image/png"/>
  <manifest:file-entry manifest:full-path="Pictures/10000000000002B70000009890CC1CD4E5FFE944.png" manifest:media-type="image/png"/>
  <manifest:file-entry manifest:full-path="Pictures/10000000000002B6000001325EA575072B2E3E37.png" manifest:media-type="image/png"/>
  <manifest:file-entry manifest:full-path="Pictures/10000000000002B400000083DB1E44CA3710E435.png" manifest:media-type="image/png"/>
  <manifest:file-entry manifest:full-path="Pictures/100000000000012A0000008B2D12B2AF7565DB92.png" manifest:media-type="image/png"/>
  <manifest:file-entry manifest:full-path="Pictures/10000000000003E10000014756DB0288174456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4.227cm" fo:min-width="18.547cm" fo:padding-top="0.142cm" fo:padding-bottom="0.142cm" fo:padding-left="0.267cm" fo:padding-right="0.267cm" fo:wrap-option="no-wrap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 draw:shadow="visible" draw:shadow-color="#666666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svg:stroke-width="0.106cm" svg:stroke-color="#faa61a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53cm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gr8" style:family="graphic" style:parent-style-name="objectwithoutfill">
      <style:graphic-properties draw:stroke="dash" draw:stroke-dash="Fine_20_Dashed"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 draw:shadow="visible"/>
    </style:style>
    <style:style style:name="gr10" style:family="graphic" style:parent-style-name="objectwithoutfill">
      <style:graphic-properties svg:stroke-width="0.081cm" svg:stroke-color="#f582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81cm" svg:stroke-color="#faa61a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53cm" draw:marker-start-width="0.279cm" draw:marker-end-width="0.279cm" draw:fill="solid" draw:fill-color="#729fcf" draw:textarea-vertical-align="top" fo:padding-top="0.151cm" fo:padding-bottom="0.151cm" fo:padding-left="0.276cm" fo:padding-right="0.276cm" draw:shadow="visible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objectwithoutfill">
      <style:graphic-properties draw:stroke="dash" draw:stroke-dash="Fine_20_Dashed" svg:stroke-width="0.106cm" svg:stroke-color="#faa6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</style:style>
    <style:style style:name="P7" style:family="paragraph">
      <loext:graphic-properties draw:fill="solid" draw:fill-color="#729fcf"/>
      <style:paragraph-properties fo:text-align="star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.081cm" svg:height="4.511cm" svg:x="4.419cm" svg:y="5.589cm">
          <text:p/>
          <draw:enhanced-geometry svg:viewBox="0 0 21600 21600" draw:mirror-horizontal="false" draw:type="line-callout-2" draw:modifiers="-1496.44691332145 -7243.08510638298 -847.835656639765 2656.91489361702 -281.857247667959 2656.91489361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1" draw:layer="layout" svg:width="18.388cm" svg:height="4.021cm" svg:x="4.8cm" svg:y="5.8cm">
          <draw:image xlink:href="Pictures/10000000000002B70000009890CC1CD4E5FFE944.png" xlink:type="simple" xlink:show="embed" xlink:actuate="onLoad">
            <text:p/>
          </draw:image>
        </draw:frame>
        <draw:polygon draw:style-name="gr3" draw:text-style-name="P3" draw:layer="layout" svg:width="10.249cm" svg:height="3.099cm" svg:x="1.15cm" svg:y="1.1cm" svg:viewBox="0 0 10250 3100" draw:points="0,3100 10250,3100 10250,0 2485,0 2485,484 0,484">
          <text:p text:style-name="P2">A : <text:span text:style-name="T1">bldg.lod0RoofEdge:exterior</text:span></text:p>
        </draw:polygon>
        <draw:frame draw:style-name="gr4" draw:text-style-name="P4" draw:layer="layout" svg:width="3.106cm" svg:height="0.962cm" svg:x="3.5cm" svg:y="15.2cm">
          <draw:text-box>
            <text:p>sample-a</text:p>
          </draw:text-box>
        </draw:frame>
      </draw:page>
      <draw:page draw:name="page2" draw:style-name="dp1" draw:master-page-name="標準">
        <draw:polygon draw:style-name="gr3" draw:text-style-name="P3" draw:layer="layout" svg:width="10.249cm" svg:height="3.099cm" svg:x="1.25cm" svg:y="1.2cm" svg:viewBox="0 0 10250 3100" draw:points="0,3100 10250,3100 10250,0 2485,0 2485,484 0,484">
          <text:p text:style-name="P2">A : <text:span text:style-name="T1">Area</text:span></text:p>
        </draw:polygon>
        <draw:line draw:style-name="gr5" draw:text-style-name="P1" draw:layer="layout" svg:x1="14.1cm" svg:y1="3.2cm" svg:x2="11.6cm" svg:y2="3.1cm">
          <text:p/>
        </draw:line>
        <draw:frame draw:style-name="gr6" draw:text-style-name="P2" draw:layer="layout" svg:width="7.884cm" svg:height="3.677cm" svg:x="13.716cm" svg:y="1.323cm">
          <draw:image xlink:href="Pictures/100000000000012A0000008B2D12B2AF7565DB92.png" xlink:type="simple" xlink:show="embed" xlink:actuate="onLoad">
            <text:p/>
          </draw:image>
        </draw:frame>
        <draw:frame draw:style-name="gr4" draw:text-style-name="P4" draw:layer="layout" svg:width="3.106cm" svg:height="0.962cm" svg:x="3.5cm" svg:y="15.2cm">
          <draw:text-box>
            <text:p>sample-a</text:p>
          </draw:text-box>
        </draw:frame>
      </draw:page>
      <draw:page draw:name="page3" draw:style-name="dp1" draw:master-page-name="標準">
        <draw:frame draw:style-name="gr2" draw:text-style-name="P1" draw:layer="layout" svg:width="18.308cm" svg:height="3.465cm" svg:x="4.1cm" svg:y="9.935cm">
          <draw:image xlink:href="Pictures/10000000000002B400000083DB1E44CA3710E435.png" xlink:type="simple" xlink:show="embed" xlink:actuate="onLoad">
            <text:p/>
          </draw:image>
        </draw:frame>
        <draw:polygon draw:style-name="gr3" draw:text-style-name="P3" draw:layer="layout" svg:width="10.249cm" svg:height="3.099cm" svg:x="1.75cm" svg:y="14.2cm" svg:viewBox="0 0 10250 3100" draw:points="0,3100 10250,3100 10250,0 2485,0 2485,484 0,484">
          <text:p text:style-name="P2"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7" draw:text-style-name="P6" draw:layer="layout" svg:width="6.499cm" svg:height="1.299cm" svg:x="4.7cm" svg:y="15.7cm" svg:viewBox="0 0 6500 1300" draw:points="6500,1300 0,1300 0,0 6500,0">
          <text:p text:style-name="P5">a- : <text:span text:style-name="T1">bldg.lod0RoofEdge:Interior</text:span></text:p>
        </draw:polygon>
        <draw:line draw:style-name="gr8" draw:text-style-name="P1" draw:layer="layout" svg:x1="11.4cm" svg:y1="13.2cm" svg:x2="9.4cm" svg:y2="14.8cm">
          <text:p/>
        </draw:line>
        <draw:line draw:style-name="gr8" draw:text-style-name="P1" draw:layer="layout" svg:x1="12.8cm" svg:y1="13.2cm" svg:x2="10.3cm" svg:y2="16.2cm">
          <text:p/>
        </draw:line>
        <draw:frame draw:style-name="gr4" draw:text-style-name="P4" draw:layer="layout" svg:width="3.106cm" svg:height="0.962cm" svg:x="2.394cm" svg:y="4.838cm">
          <draw:text-box>
            <text:p>sample-b</text:p>
          </draw:text-box>
        </draw:frame>
      </draw:page>
      <draw:page draw:name="page4" draw:style-name="dp1" draw:master-page-name="標準">
        <draw:frame draw:style-name="gr6" draw:text-style-name="P2" draw:layer="layout" svg:width="16.851cm" svg:height="8.093cm" svg:x="3.801cm" svg:y="5.306cm">
          <draw:image xlink:href="Pictures/100000000000026500000132DE96ADC41D70DA1E.png" xlink:type="simple" xlink:show="embed" xlink:actuate="onLoad">
            <text:p/>
          </draw:image>
        </draw:frame>
        <draw:polygon draw:style-name="gr3" draw:text-style-name="P3" draw:layer="layout" svg:width="10.249cm" svg:height="3.099cm" svg:x="1.75cm" svg:y="14.3cm" svg:viewBox="0 0 10250 3100" draw:points="0,3100 10250,3100 10250,0 2485,0 2485,484 0,484">
          <text:p text:style-name="P2"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7" draw:text-style-name="P6" draw:layer="layout" svg:width="6.499cm" svg:height="1.299cm" svg:x="4.7cm" svg:y="15.8cm" svg:viewBox="0 0 6500 1300" draw:points="6500,1300 0,1300 0,0 6500,0">
          <text:p text:style-name="P5">a- : <text:span text:style-name="T1">bldg.lod0RoofEdge:Interior</text:span></text:p>
        </draw:polygon>
        <draw:line draw:style-name="gr8" draw:text-style-name="P1" draw:layer="layout" svg:x1="6.7cm" svg:y1="13.2cm" svg:x2="5.2cm" svg:y2="14.9cm">
          <text:p/>
        </draw:line>
        <draw:line draw:style-name="gr8" draw:text-style-name="P1" draw:layer="layout" svg:x1="13.7cm" svg:y1="13.1cm" svg:x2="10.3cm" svg:y2="16.3cm">
          <text:p/>
        </draw:line>
        <draw:frame draw:style-name="gr4" draw:text-style-name="P4" draw:layer="layout" svg:width="3.106cm" svg:height="0.962cm" svg:x="1.9cm" svg:y="1.4cm">
          <draw:text-box>
            <text:p>sample-b</text:p>
          </draw:text-box>
        </draw:frame>
      </draw:page>
      <draw:page draw:name="page5" draw:style-name="dp1" draw:master-page-name="標準">
        <draw:frame draw:style-name="gr6" draw:text-style-name="P2" draw:layer="layout" svg:width="18.359cm" svg:height="8.649cm" svg:x="10.201cm" svg:y="4.85cm">
          <draw:image xlink:href="Pictures/10000000000002B6000001325EA575072B2E3E37.png" xlink:type="simple" xlink:show="embed" xlink:actuate="onLoad">
            <text:p/>
          </draw:image>
        </draw:frame>
        <draw:g>
          <draw:polygon draw:style-name="gr3" draw:text-style-name="P3" draw:layer="layout" svg:width="10.249cm" svg:height="3.099cm" svg:x="1.35cm" svg:y="13.796cm" svg:viewBox="0 0 10250 3100" draw:points="0,3100 10250,3100 10250,0 2485,0 2485,484 0,484">
            <text:p text:style-name="P2">A : <text:span text:style-name="T1">bldg.lod0RoofEdge:exterior</text:span></text:p>
          </draw:polygon>
          <draw:polygon draw:style-name="gr9" draw:text-style-name="P7" draw:layer="layout" svg:width="6.399cm" svg:height="2.199cm" svg:x="1.604cm" svg:y="16.9cm" svg:viewBox="0 0 6400 2200" draw:points="6400,2200 0,2200 0,0 6400,0">
            <text:p text:style-name="P5">B : <text:span text:style-name="T1">bldg.lod0RoofEdge:exterior</text:span></text:p>
          </draw:polygon>
        </draw:g>
        <draw:line draw:style-name="gr8" draw:text-style-name="P1" draw:layer="layout" svg:x1="10.4cm" svg:y1="8.2cm" svg:x2="6cm" svg:y2="14.4cm">
          <text:p/>
        </draw:line>
        <draw:line draw:style-name="gr8" draw:text-style-name="P1" draw:layer="layout" svg:x1="12.8cm" svg:y1="13.2cm" svg:x2="7cm" svg:y2="17.6cm">
          <text:p/>
        </draw:line>
        <draw:frame draw:style-name="gr4" draw:text-style-name="P4" draw:layer="layout" svg:width="3.072cm" svg:height="0.962cm" svg:x="1.9cm" svg:y="1.4cm">
          <draw:text-box>
            <text:p>sample-c</text:p>
          </draw:text-box>
        </draw:frame>
      </draw:page>
      <draw:page draw:name="page6" draw:style-name="dp1" draw:master-page-name="標準">
        <draw:frame draw:style-name="gr6" draw:text-style-name="P2" draw:layer="layout" svg:width="26.932cm" svg:height="8.649cm" svg:x="1.367cm" svg:y="1.25cm">
          <draw:image xlink:href="Pictures/10000000000003E10000014756DB028817445663.png" xlink:type="simple" xlink:show="embed" xlink:actuate="onLoad">
            <text:p/>
          </draw:image>
        </draw:frame>
        <draw:polygon draw:style-name="gr3" draw:text-style-name="P3" draw:layer="layout" svg:width="10.249cm" svg:height="3.099cm" svg:x="1.7cm" svg:y="11.696cm" svg:viewBox="0 0 10250 3100" draw:points="0,3100 10250,3100 10250,0 2485,0 2485,484 0,484">
          <text:p text:style-name="P2">A : <text:span text:style-name="T1">bldg.lod0RoofEdge:exterior</text:span></text:p>
        </draw:polygon>
        <draw:polygon draw:style-name="gr9" draw:text-style-name="P7" draw:layer="layout" svg:width="6.399cm" svg:height="2.199cm" svg:x="1.954cm" svg:y="14.8cm" svg:viewBox="0 0 6400 2200" draw:points="6400,2200 0,2200 0,0 6400,0">
          <text:p text:style-name="P5">B : <text:span text:style-name="T1">bldg.lod0RoofEdge:exterior</text:span></text:p>
        </draw:polygon>
        <draw:line draw:style-name="gr8" draw:text-style-name="P1" draw:layer="layout" svg:x1="12.4cm" svg:y1="9.6cm" svg:x2="8.8cm" svg:y2="12.9cm">
          <text:p/>
        </draw:line>
        <draw:line draw:style-name="gr8" draw:text-style-name="P1" draw:layer="layout" svg:x1="20.1cm" svg:y1="9.6cm" svg:x2="7.9cm" svg:y2="15.9cm">
          <text:p/>
        </draw:line>
        <draw:polyline draw:style-name="gr10" draw:text-style-name="P1" draw:layer="layout" svg:width="10.399cm" svg:height="5.499cm" svg:x="1.6cm" svg:y="11.6cm" svg:viewBox="0 0 10400 5500" draw:points="2551,0 10400,0 10400,3377 7064,3377 6868,3377 6868,5500 294,5500 294,3377 0,3377 0,482 2551,482 2551,0 2453,0">
          <text:p/>
        </draw:polyline>
        <draw:line draw:style-name="gr8" draw:text-style-name="P1" draw:layer="layout" svg:x1="6.5cm" svg:y1="9.5cm" svg:x2="5.7cm" svg:y2="11.5cm">
          <text:p/>
        </draw:line>
        <draw:frame draw:style-name="gr4" draw:text-style-name="P4" draw:layer="layout" svg:width="3.072cm" svg:height="0.962cm" svg:x="1.6cm" svg:y="18.838cm">
          <draw:text-box>
            <text:p>sample-c</text:p>
          </draw:text-box>
        </draw:frame>
      </draw:page>
      <draw:page draw:name="page7" draw:style-name="dp1" draw:master-page-name="標準">
        <draw:frame draw:style-name="gr2" draw:text-style-name="P1" draw:layer="layout" svg:width="18.229cm" svg:height="8.095cm" svg:x="7.5cm" svg:y="4.805cm">
          <draw:image xlink:href="Pictures/10000000000002B100000132EEB384CD96E610BA.png" xlink:type="simple" xlink:show="embed" xlink:actuate="onLoad">
            <text:p/>
          </draw:image>
        </draw:frame>
        <draw:polygon draw:style-name="gr3" draw:text-style-name="P3" draw:layer="layout" svg:width="10.249cm" svg:height="5.199cm" svg:x="1.75cm" svg:y="13.3cm" svg:viewBox="0 0 10250 5200" draw:points="0,5200 10250,5200 10250,0 2485,0 2485,812 0,812">
          <text:p text:style-name="P2"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7" draw:text-style-name="P6" draw:layer="layout" svg:width="6.499cm" svg:height="1.299cm" svg:x="3.8cm" svg:y="15.1cm" svg:viewBox="0 0 6500 1300" draw:points="6500,1300 0,1300 0,0 6500,0">
          <text:p text:style-name="P5">a1- : <text:span text:style-name="T1">bldg.lod0RoofEdge:Interior</text:span></text:p>
        </draw:polygon>
        <draw:line draw:style-name="gr8" draw:text-style-name="P1" draw:layer="layout" svg:x1="8cm" svg:y1="8cm" svg:x2="5.2cm" svg:y2="13.8cm">
          <text:p/>
        </draw:line>
        <draw:polygon draw:style-name="gr9" draw:text-style-name="P7" draw:layer="layout" svg:width="6.399cm" svg:height="2.199cm" svg:x="12cm" svg:y="15.2cm" svg:viewBox="0 0 6400 2200" draw:points="6400,2200 0,2200 0,0 6400,0">
          <text:p text:style-name="P5">B : <text:span text:style-name="T1">bldg.lod0RoofEdge:exterior</text:span></text:p>
        </draw:polygon>
        <draw:polygon draw:style-name="gr7" draw:text-style-name="P6" draw:layer="layout" svg:width="6.499cm" svg:height="1.299cm" svg:x="3.8cm" svg:y="16.8cm" svg:viewBox="0 0 6500 1300" draw:points="6500,1300 0,1300 0,0 6500,0">
          <text:p text:style-name="P5">a2- : <text:span text:style-name="T1">bldg.lod0RoofEdge:Interior</text:span></text:p>
        </draw:polygon>
        <draw:line draw:style-name="gr8" draw:text-style-name="P1" draw:layer="layout" svg:x1="15.9cm" svg:y1="12.7cm" svg:x2="13.1cm" svg:y2="15.8cm">
          <text:p/>
        </draw:line>
        <draw:frame draw:style-name="gr4" draw:text-style-name="P4" draw:layer="layout" svg:width="3.106cm" svg:height="0.962cm" svg:x="1.9cm" svg:y="1.4cm">
          <draw:text-box>
            <text:p>sample-d</text:p>
          </draw:text-box>
        </draw:frame>
      </draw:page>
      <draw:page draw:name="page8" draw:style-name="dp1" draw:master-page-name="標準">
        <draw:frame draw:style-name="gr6" draw:text-style-name="P2" draw:layer="layout" svg:width="27.697cm" svg:height="9.956cm" svg:x="1.001cm" svg:y="2.301cm">
          <draw:image xlink:href="Pictures/1000000000000521000001E01D706D6F25954ACB.png" xlink:type="simple" xlink:show="embed" xlink:actuate="onLoad">
            <text:p/>
          </draw:image>
        </draw:frame>
        <draw:polygon draw:style-name="gr3" draw:text-style-name="P3" draw:layer="layout" svg:width="10.249cm" svg:height="5.199cm" svg:x="11.6cm" svg:y="13.7cm" svg:viewBox="0 0 10250 5200" draw:points="0,5200 10250,5200 10250,0 2485,0 2485,812 0,812">
          <text:p text:style-name="P2"><text:s text:c="7"/>A : <text:span text:style-name="T1">bldg.lod0RoofEdge:ext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7" draw:text-style-name="P6" draw:layer="layout" svg:width="6.499cm" svg:height="1.299cm" svg:x="13.65cm" svg:y="15.5cm" svg:viewBox="0 0 6500 1300" draw:points="6500,1300 0,1300 0,0 6500,0">
          <text:p text:style-name="P5">a1- : <text:span text:style-name="T1">bldg.lod0RoofEdge:Interior</text:span></text:p>
        </draw:polygon>
        <draw:polygon draw:style-name="gr9" draw:text-style-name="P7" draw:layer="layout" svg:width="6.399cm" svg:height="2.199cm" svg:x="21.85cm" svg:y="15.6cm" svg:viewBox="0 0 6400 2200" draw:points="6400,2200 0,2200 0,0 6400,0">
          <text:p text:style-name="P5">B : <text:span text:style-name="T1">bldg.lod0RoofEdge:exterior</text:span></text:p>
        </draw:polygon>
        <draw:polygon draw:style-name="gr7" draw:text-style-name="P6" draw:layer="layout" svg:width="6.499cm" svg:height="1.299cm" svg:x="13.65cm" svg:y="17.2cm" svg:viewBox="0 0 6500 1300" draw:points="6500,1300 0,1300 0,0 6500,0">
          <text:p text:style-name="P5">a2- : <text:span text:style-name="T1">bldg.lod0RoofEdge:Interior</text:span></text:p>
        </draw:polygon>
        <draw:line draw:style-name="gr8" draw:text-style-name="P1" draw:layer="layout" svg:x1="25.3cm" svg:y1="8.9cm" svg:x2="23.5cm" svg:y2="16.2cm">
          <text:p/>
        </draw:line>
        <draw:connector draw:style-name="gr11" draw:text-style-name="P1" draw:layer="layout" draw:type="curve" svg:x1="28.699cm" svg:y1="7.279cm" svg:x2="28.699cm" svg:y2="7.279cm" svg:d="M28699 7279z" svg:viewBox="0 0 1 1">
          <text:p/>
        </draw:connector>
        <draw:path draw:style-name="gr12" draw:text-style-name="P1" draw:layer="layout" svg:width="4.782cm" svg:height="4.953cm" draw:transform="skewX (0.40945424251787) rotate (-0.399331332856303) translate (19.8cm 8.943cm)" svg:viewBox="0 0 4783 4954" svg:d="M0 0c595 63 1302-43 1816 303 932 628 1786 1328 2484 2115 344 388 147 904 415 1321l68 619-98 476 18 120">
          <text:p/>
        </draw:path>
        <draw:polygon draw:style-name="gr13" draw:text-style-name="P1" draw:layer="layout" svg:width="16.899cm" svg:height="5.399cm" svg:x="11.5cm" svg:y="13.6cm" svg:viewBox="0 0 16900 5400" draw:points="2500,0 10500,0 10500,1900 16900,1900 16900,4300 10500,4300 10500,5400 0,5400 0,800 2500,800">
          <text:p/>
        </draw:polygon>
        <draw:path draw:style-name="gr12" draw:text-style-name="P1" draw:layer="layout" svg:width="1.603cm" svg:height="5.397cm" draw:transform="skewX (0.0762708883121521) rotate (0.165980811864661) translate (13.2183750021341cm 12.2649570379175cm)" svg:viewBox="0 0 1604 5398" svg:d="M1604 0c-308 17-611 237-780 580-192 390-310 843-495 1240-199 426-320 910-329 1414-7 431 165 773 278 1147 109 362 371 537 482 888l188 129">
          <text:p/>
        </draw:path>
        <draw:path draw:style-name="gr12" draw:text-style-name="P1" draw:layer="layout" svg:width="4.046cm" svg:height="3.014cm" draw:transform="rotate (-1.5707963267949) translate (14.1cm 11.853cm)" svg:viewBox="0 0 4047 3015" svg:d="M0 3014c378 13 722-189 1050-390 523-319 1072-335 1562-842 339-350 746-621 974-1101l358-551 103-130">
          <text:p/>
        </draw:path>
        <draw:line draw:style-name="gr8" draw:text-style-name="P1" draw:layer="layout" svg:x1="4.5cm" svg:y1="11.8cm" svg:x2="11.4cm" svg:y2="16.4cm">
          <text:p/>
        </draw:line>
        <draw:frame draw:style-name="gr4" draw:text-style-name="P4" draw:layer="layout" svg:width="3.106cm" svg:height="0.962cm" svg:x="1.2cm" svg:y="1.138cm">
          <draw:text-box>
            <text:p>sample-d</text:p>
          </draw:text-box>
        </draw:frame>
      </draw:page>
      <draw:page draw:name="page9" draw:style-name="dp1" draw:master-page-name="標準">
        <draw:g>
          <draw:polygon draw:style-name="gr14" draw:text-style-name="P3" draw:layer="layout" svg:width="9.199cm" svg:height="7.799cm" svg:x="1.7cm" svg:y="11.8cm" svg:viewBox="0 0 9200 7800" draw:points="0,0 9200,0 9200,4500 7000,4500 7000,3100 1300,3100 1300,7800 0,7800">
            <text:p text:style-name="P2">A : <text:span text:style-name="T1">bldg.lod0RoofEdge:exterior</text:span></text:p>
          </draw:polygon>
          <draw:polygon draw:style-name="gr9" draw:text-style-name="P7" draw:layer="layout" svg:width="7.899cm" svg:height="3.299cm" svg:x="3cm" svg:y="16.3cm" svg:viewBox="0 0 7900 3300" draw:points="7900,3300 0,3300 0,0 7900,0">
            <text:p text:style-name="P2">B : <text:span text:style-name="T1">bldg.lod0RoofEdge:exterior</text:span></text:p>
          </draw:polygon>
          <draw:frame draw:style-name="gr15" draw:text-style-name="P4" draw:layer="layout" svg:width="1.7cm" svg:height="0.962cm" svg:x="5.3cm" svg:y="15.2cm">
            <draw:text-box>
              <text:p>e-</text:p>
            </draw:text-box>
          </draw:frame>
        </draw:g>
        <draw:frame draw:style-name="gr2" draw:text-style-name="P1" draw:layer="layout" svg:width="18.414cm" svg:height="8.492cm" svg:x="10.086cm" svg:y="2.2cm">
          <draw:image xlink:href="Pictures/10000000000002B8000001419594422C2BEC7109.png" xlink:type="simple" xlink:show="embed" xlink:actuate="onLoad">
            <text:p/>
          </draw:image>
        </draw:frame>
        <draw:line draw:style-name="gr8" draw:text-style-name="P1" draw:layer="layout" svg:x1="10.9cm" svg:y1="5.8cm" svg:x2="4.6cm" svg:y2="12cm">
          <text:p/>
        </draw:line>
        <draw:line draw:style-name="gr8" draw:text-style-name="P1" draw:layer="layout" svg:x1="13.3cm" svg:y1="10.4cm" svg:x2="8.5cm" svg:y2="17.5cm">
          <text:p/>
        </draw:line>
        <draw:frame draw:style-name="gr4" draw:text-style-name="P4" draw:layer="layout" svg:width="3.106cm" svg:height="0.962cm" svg:x="1.2cm" svg:y="0.038cm">
          <draw:text-box>
            <text:p>sample-e</text:p>
          </draw:text-box>
        </draw:frame>
      </draw:page>
      <draw:page draw:name="page10" draw:style-name="dp1" draw:master-page-name="標準">
        <draw:frame draw:style-name="gr2" draw:text-style-name="P1" draw:layer="layout" svg:width="27.699cm" svg:height="11.997cm" svg:x="1.001cm" svg:y="1.103cm">
          <draw:image xlink:href="Pictures/1000000000000480000001F32BC9D9CFDE2F6756.png" xlink:type="simple" xlink:show="embed" xlink:actuate="onLoad">
            <text:p/>
          </draw:image>
        </draw:frame>
        <draw:g>
          <draw:polygon draw:style-name="gr14" draw:text-style-name="P3" draw:layer="layout" svg:width="9.199cm" svg:height="7.799cm" svg:x="18.9cm" svg:y="11.8cm" svg:viewBox="0 0 9200 7800" draw:points="0,0 9200,0 9200,4500 7000,4500 7000,3100 1300,3100 1300,7800 0,7800">
            <text:p text:style-name="P2">A : <text:span text:style-name="T1">bldg.lod0RoofEdge:exterior</text:span></text:p>
          </draw:polygon>
          <draw:polygon draw:style-name="gr9" draw:text-style-name="P7" draw:layer="layout" svg:width="7.899cm" svg:height="3.299cm" svg:x="20.2cm" svg:y="16.3cm" svg:viewBox="0 0 7900 3300" draw:points="7900,3300 0,3300 0,0 7900,0">
            <text:p text:style-name="P2">B : <text:span text:style-name="T1">bldg.lod0RoofEd</text:span><text:span text:style-name="T1">ge:exterior</text:span></text:p>
          </draw:polygon>
          <draw:frame draw:style-name="gr15" draw:text-style-name="P4" draw:layer="layout" svg:width="1.7cm" svg:height="0.962cm" svg:x="22.5cm" svg:y="15.2cm">
            <draw:text-box>
              <text:p>e-</text:p>
            </draw:text-box>
          </draw:frame>
        </draw:g>
        <draw:polygon draw:style-name="gr13" draw:text-style-name="P1" draw:layer="layout" svg:width="9.399cm" svg:height="7.999cm" svg:x="18.8cm" svg:y="11.7cm" svg:viewBox="0 0 9400 8000" draw:points="0,0 9400,0 9400,8000 0,8000">
          <text:p/>
        </draw:polygon>
        <draw:polygon draw:style-name="gr13" draw:text-style-name="P1" draw:layer="layout" svg:width="5.499cm" svg:height="1.199cm" svg:x="20.3cm" svg:y="15cm" svg:viewBox="0 0 5500 1200" draw:points="0,0 5500,0 5500,1200 0,1200">
          <text:p/>
        </draw:polygon>
        <draw:line draw:style-name="gr16" draw:text-style-name="P1" draw:layer="layout" svg:x1="14.8cm" svg:y1="12.8cm" svg:x2="20.2cm" svg:y2="15.2cm">
          <text:p/>
        </draw:line>
        <draw:line draw:style-name="gr16" draw:text-style-name="P1" draw:layer="layout" svg:x1="6.2cm" svg:y1="12.8cm" svg:x2="18.8cm" svg:y2="18cm">
          <text:p/>
        </draw:line>
        <draw:line draw:style-name="gr16" draw:text-style-name="P1" draw:layer="layout" svg:x1="16.8cm" svg:y1="9.5cm" svg:x2="20.6cm" svg:y2="12.3cm">
          <text:p/>
        </draw:line>
        <draw:line draw:style-name="gr16" draw:text-style-name="P1" draw:layer="layout" svg:x1="26.493cm" svg:y1="9.339cm" svg:x2="22.9cm" svg:y2="17.4cm">
          <text:p/>
        </draw:line>
        <draw:frame draw:style-name="gr4" draw:text-style-name="P4" draw:layer="layout" svg:width="3.106cm" svg:height="0.962cm" svg:x="1.2cm" svg:y="-0.062cm">
          <draw:text-box>
            <text:p>sample-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8:47:53.362066443</meta:creation-date>
    <dc:date>2021-04-29T16:47:08.145140420</dc:date>
    <meta:editing-duration>PT1H58M18S</meta:editing-duration>
    <meta:editing-cycles>21</meta:editing-cycles>
    <meta:generator>LibreOffice/6.0.7.3$Linux_X86_64 LibreOffice_project/00m0$Build-3</meta:generator>
    <meta:document-statistic meta:object-count="76"/>
  </office:meta>
</office:document-meta>
</file>